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22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3ad3f"/>
    </style:style>
    <style:style style:name="P4" style:family="paragraph" style:parent-style-name="Standard">
      <style:text-properties officeooo:paragraph-rsid="0003ad3f"/>
    </style:style>
    <style:style style:name="P5" style:family="paragraph" style:parent-style-name="Heading_20_2">
      <style:text-properties officeooo:rsid="00053c80" officeooo:paragraph-rsid="00053c80"/>
    </style:style>
    <style:style style:name="P6" style:family="paragraph" style:parent-style-name="Heading_20_2">
      <style:text-properties officeooo:paragraph-rsid="00053c80"/>
    </style:style>
    <style:style style:name="P7" style:family="paragraph" style:parent-style-name="Standard">
      <style:text-properties officeooo:paragraph-rsid="0004346a"/>
    </style:style>
    <style:style style:name="P8" style:family="paragraph" style:parent-style-name="Standard">
      <style:paragraph-properties fo:text-align="center" style:justify-single-word="false"/>
      <style:text-properties officeooo:paragraph-rsid="0004346a"/>
    </style:style>
    <style:style style:name="P9" style:family="paragraph" style:parent-style-name="Standard">
      <style:paragraph-properties fo:text-align="start" style:justify-single-word="false"/>
      <style:text-properties officeooo:paragraph-rsid="0004346a"/>
    </style:style>
    <style:style style:name="P10" style:family="paragraph" style:parent-style-name="Standard">
      <style:text-properties style:font-name="Consolas" fo:font-size="8.5pt" style:font-size-asian="8.5pt" style:font-size-complex="8.5pt"/>
    </style:style>
    <style:style style:name="P11" style:family="paragraph" style:parent-style-name="Standard">
      <style:text-properties style:font-name="Consolas" fo:font-size="8.5pt" officeooo:rsid="00053c80" officeooo:paragraph-rsid="00053c80" style:font-size-asian="8.5pt" style:font-size-complex="8.5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text-properties officeooo:rsid="00053c80" officeooo:paragraph-rsid="00053c80"/>
    </style:style>
    <style:style style:name="P14" style:family="paragraph" style:parent-style-name="Standard">
      <style:text-properties fo:font-size="8.5pt" style:font-size-asian="8.5pt" style:font-size-complex="8.5pt"/>
    </style:style>
    <style:style style:name="P15" style:family="paragraph" style:parent-style-name="Text_20_body">
      <style:text-properties officeooo:rsid="00053c80" officeooo:paragraph-rsid="00053c80"/>
    </style:style>
    <style:style style:name="T1" style:family="text">
      <style:text-properties officeooo:rsid="0001f226"/>
    </style:style>
    <style:style style:name="T2" style:family="text">
      <style:text-properties style:text-position="super 58%" officeooo:rsid="0001f226"/>
    </style:style>
    <style:style style:name="T3" style:family="text">
      <style:text-properties style:text-position="0% 100%" officeooo:rsid="0001f226"/>
    </style:style>
    <style:style style:name="T4" style:family="text">
      <style:text-properties officeooo:rsid="0003ad3f"/>
    </style:style>
    <style:style style:name="T5" style:family="text">
      <style:text-properties officeooo:rsid="0004346a"/>
    </style:style>
    <style:style style:name="T6" style:family="text">
      <style:text-properties style:font-name="Consolas"/>
    </style:style>
    <style:style style:name="T7" style:family="text">
      <style:text-properties style:font-name="Consolas" fo:font-size="8.5pt" style:font-size-asian="8.5pt" style:font-size-complex="8.5pt"/>
    </style:style>
    <style:style style:name="T8" style:family="text">
      <style:text-properties officeooo:rsid="00053c80"/>
    </style:style>
    <style:style style:name="T9" style:family="text">
      <style:text-properties fo:font-size="8.5pt" style:font-size-asian="8.5pt" style:font-size-complex="8.5pt"/>
    </style:style>
    <style:style style:name="T10" style:family="text">
      <style:text-properties officeooo:rsid="0005e4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Overview</text:h>
      <text:p text:style-name="Standard">The product of four integers in an arithmetic progression of four integers when </text:p>
      <text:p text:style-name="Standard">added to the <text:span text:style-name="T1">common </text:span>difference value raised to the fourth power is always a squared integer</text:p>
      <text:p text:style-name="P1"><text:span text:style-name="T1">value</text:span>. <text:span text:style-name="T1">For example when the common difference is 1 then any four consecutive integers plus 1 (1</text:span><text:span text:style-name="T2">4 </text:span><text:span text:style-name="T3">) is always a perfect square. Examples: 1*2*3*4+1 = 25 = 5</text:span><text:span text:style-name="T2">2</text:span><text:span text:style-name="T3">.</text:span> <text:span text:style-name="T1">8*9*10*11+1 = 7921 = 89</text:span><text:span text:style-name="T2">2</text:span><text:span text:style-name="T3">.</text:span></text:p>
      <text:p text:style-name="P1"><text:span text:style-name="T3"/></text:p>
      <text:p text:style-name="P7"><text:span text:style-name="T5">We can define this with a function</text:span> f(n,k) <text:span text:style-name="T5">where n is the start of the arithmetic sequence and k is the common difference:</text:span></text:p>
      <text:p text:style-name="P8"><text:span text:style-name="T5">f(n,k) = n * (n+k) * (n+2*k) + (n+3*k) + </text:span>k⁴</text:p>
      <text:p text:style-name="P8"/>
      <text:p text:style-name="P9"><text:span text:style-name="T5">In the above examples f(1,1) = 25 and f(8,1) = 7921. f(3,4)</text:span> = 3 * 7 * 11 * 15 <text:s/>+ 4⁴ (<text:span text:style-name="T1">common </text:span>difference = 4):</text:p>
      <text:p text:style-name="Standard"/>
      <text:p text:style-name="P2">3 * 7 * 11 * 15 + 4⁴ = 3465 + 256 = 3721 = 61²</text:p>
      <text:p text:style-name="Standard"><text:s/></text:p>
      <text:p text:style-name="Standard">See the On-line Encyclopedia of Integer Sequences (OEIS) article <text:span text:style-name="T1">(</text:span><text:a xlink:type="simple" xlink:href="https://oeis.org/A062938" text:style-name="Internet_20_link" text:visited-style-name="Visited_20_Internet_20_Link"><text:span text:style-name="T5">#A062938</text:span></text:a>). </text:p>
      <text:p text:style-name="Standard"/>
      <text:p text:style-name="Standard">In general for initial value n and increment (<text:span text:style-name="T4">common </text:span>difference) k, √f(n,k) = (n*k + (n+k)²).</text:p>
      <text:p text:style-name="P4">Thus √f(3,4) (61 in the above example) can be computed by the formula: </text:p>
      <text:p text:style-name="P3"/>
      <text:p text:style-name="P3">(3*4) + (3+4)² = 12 + 7² = 12 + 49 = 61</text:p>
      <text:p text:style-name="Standard"/>
      <text:p text:style-name="Standard">By associativity, f(n,k) = f(k,n), because both have the same square root. Thus, for n ≠ k, there are at least two n,k :: k,n pairs that have the same root. There can be more. When n = k, there is at least one result f(n,n). However, there can be other results. <text:span text:style-name="T5">Thus</text:span>, when n = k there is always an odd number of (n,k) pairs where √f(n,k) generates the same number.</text:p>
      <text:p text:style-name="Standard"/>
      <text:p text:style-name="Standard">Three different ways to calculate f(n,k):</text:p>
      <text:p text:style-name="Standard"><text:s/>1:</text:p>
      <text:p text:style-name="P12"><text:s/><text:span text:style-name="T9"><text:s text:c="8"/></text:span><text:span text:style-name="T7">n * (n+k) * (n + 2*k) * (n+3*k) + k⁴</text:span></text:p>
      <text:p text:style-name="P10"><text:s text:c="2"/>= n * (n+2*k) * (n+k) * (n+3*k) + k⁴</text:p>
      <text:p text:style-name="P10"><text:s text:c="2"/>= (n²+2*k*n) * (n² + 4*k*n + 3*k²) + k⁴</text:p>
      <text:p text:style-name="P10"><text:s text:c="2"/>= (n²*n² + 2*k*n*n²) + (4*k*n*n² + 4*k*n*2*k*n) + (3*k² * n² + 3*k² * 2*k*n) + k⁴</text:p>
      <text:p text:style-name="P10"><text:s text:c="2"/>= n⁴<text:tab/> + 2*k*n³<text:tab/> + 4*k*n³<text:tab/> + 8*k²*n²<text:tab/> <text:s text:c="5"/>+ <text:s/>3*k²*n² + 6*k³*n<text:tab/><text:tab/> <text:s text:c="2"/>+ k⁴</text:p>
      <text:p text:style-name="P10"><text:s text:c="2"/>= n⁴ <text:s text:c="12"/>+ 6*k*n³<text:tab/><text:tab/><text:tab/><text:tab/><text:span text:style-name="T4">+</text:span>11*k²*n² <text:s text:c="16"/>+ 6*k³*n<text:tab/><text:tab/> <text:s text:c="2"/>+ k⁴</text:p>
      <text:p text:style-name="Standard"><text:s/></text:p>
      <text:p text:style-name="Standard"><text:s/>2: (showing how √f(n,k) was derived )</text:p>
      <text:p text:style-name="Standard"><text:s/><text:span text:style-name="T9"><text:s/></text:span><text:span text:style-name="T7">(n*k + (n+k)²)² <text:s text:c="25"/>&lt;== (√f(n,k))²</text:span></text:p>
      <text:p text:style-name="P10"><text:s text:c="2"/>= (n*k + n² + 2*k*n + k²)²</text:p>
      <text:p text:style-name="P10"><text:s text:c="2"/>= (n*k + n² + 2*k*n + k²) * (n*k + n² + 2*k*n + k²)</text:p>
      <text:p text:style-name="P10"><text:s text:c="2"/>= (n*k*n*k + n²*n*k + 2*k*n*n*k + k²*n*k) + (n*k*n² + n²*n² + 2*k*n*n² + k²*n²) + (n*k*2*k*n + n²*2*k*n + 2*k*n*2*k*n + k²*2*k*n) + (n*k*k² + n²*k² + 2*k*n*k²) + (k²*k²)</text:p>
      <text:p text:style-name="P10"><text:s text:c="2"/>= (k²*n² + k*n³ + 2*k²*n² + k³*n) + (k*n³ + n⁴ + 2*k*n³ + k²*n²) + (2*k²*n² + 2*k*n³ + 4*k²*n² + 2*k³*n) + (k³*n + k²*n² + 2*k³*n + k⁴)</text:p>
      <text:p text:style-name="P10"><text:s text:c="3"/>= n⁴ + (k*n³ + k*n³ + 2*k*n³ + 2*k*n³) + (k²*n² + 2*k²*n² + k²*n² + 2*k²*n² + 4*k²*n² + k²*n²) + (k³*n + 2*k³*n + k³*n + 2*k³*n) + k⁴</text:p>
      <text:p text:style-name="P10"><text:s text:c="3"/>= n⁴ <text:s text:c="4"/>+ 6*k*n³ <text:s text:c="14"/>+ 11*k²*n² <text:s text:c="17"/>+ 6*k³*n <text:s text:c="8"/>+ k⁴</text:p>
      <text:p text:style-name="Standard"/>
      <text:p text:style-name="Standard"><text:s text:c="2"/>3:</text:p>
      <text:p text:style-name="Standard"><text:s text:c="3"/><text:span text:style-name="T7">(n² + 3*k*n + k²)²</text:span></text:p>
      <text:p text:style-name="P10"><text:s text:c="3"/>= (n² + 3*k*n + k²) * (n² + 3*k*n + k²)</text:p>
      <text:p text:style-name="P10"><text:s text:c="3"/>= n⁴ + 3*k*n³ + n²*k² + 3*k*n³ + 9*k²*n² + 3*k³*n + k²+n² <text:s/>+ 3*k³*n <text:s text:c="11"/>+ k⁴</text:p>
      <text:p text:style-name="P10"><text:soft-page-break/><text:s text:c="3"/>= n⁴ + (3*k*n³ + 3*k*n³) + <text:s text:c="7"/>(n²*k² + 9*k²*n² +n²*k²) + (3*k³*n + 3*k³*n) + k⁴</text:p>
      <text:p text:style-name="P14"><text:s text:c="5"/><text:span text:style-name="T6">= n⁴ <text:s text:c="3"/>+ 6*k*n³ <text:s text:c="16"/>+ 11*k²*n² <text:s text:c="15"/>+ 6*k³*n <text:s text:c="11"/>+ k⁴ </text:span></text:p>
      <text:p text:style-name="P13"/>
      <text:p text:style-name="P13">Summarizing:</text:p>
      <text:p text:style-name="P13"/>
      <text:p text:style-name="P11">f(n,k) = n * (n+k) * (n+2*k) * (n+3*k) + k⁴ = (n*k + (n+k)²)² = (n² + 3*k*n + k²)² = (√f(n,k))² = f(k,n)</text:p>
      <text:p text:style-name="P11"/>
      <text:p text:style-name="P11">√f(n,k) = <text:s/>n*k + (n+k)²</text:p>
      <text:p text:style-name="P14"/>
      <text:h text:style-name="P6" text:outline-level="2"><text:span text:style-name="T8">Generating and Analyzing Multiple f(n,k) Results</text:span></text:h>
      <text:p text:style-name="P15">There are two ways to generate results. One is exhaustive and generates results for 30000 sequences with differences from 1 to 2500. Start with f(1,1) and generate results for f(2,1), f(3,1), … f(30000,1), f(1,2), f(2,2), ...f(30000,2), … (f(1,2500),f(2,2500), …</text:p>
      <text:p text:style-name="P15">The other result generation <text:span text:style-name="T10">is for f(1,1),f(2,2),f(3,3),f(4,4), … f(67500,67500). When the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9:58:27.673061203</meta:creation-date>
    <dc:date>2025-11-27T21:28:10.940317229</dc:date>
    <meta:editing-duration>PT8H49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863" meta:character-count="3295" meta:non-whitespace-character-count="2454"/>
  </office:meta>
</office:document-meta>
</file>